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24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 style:list-style-name="L3">
      <style:text-properties officeooo:rsid="000324ae" officeooo:paragraph-rsid="000324a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324ae" officeooo:paragraph-rsid="000324ae"/>
    </style:style>
    <style:style style:name="P5" style:family="paragraph" style:parent-style-name="Standard" style:list-style-name="L2"/>
    <style:style style:name="P6" style:family="paragraph" style:parent-style-name="Standard" style:list-style-name="L3">
      <style:text-properties officeooo:paragraph-rsid="000324ae"/>
    </style:style>
    <style:style style:name="P7" style:family="paragraph" style:parent-style-name="Standard" style:list-style-name="L4">
      <style:text-properties officeooo:paragraph-rsid="000324ae"/>
    </style:style>
    <style:style style:name="P8" style:family="paragraph" style:parent-style-name="Standard">
      <style:text-properties officeooo:rsid="00038e92" officeooo:paragraph-rsid="00038e92"/>
    </style:style>
    <style:style style:name="T1" style:family="text">
      <style:text-properties officeooo:rsid="000324a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24ae"/>
    </style:style>
    <style:style style:name="T4" style:family="text">
      <style:text-properties style:text-underline-style="none" officeooo:rsid="00038e92"/>
    </style:style>
    <style:style style:name="T5" style:family="text">
      <style:text-properties officeooo:rsid="00038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have made <text:span text:style-name="T5">changes and can be done with </text:span>single procedure call</text:p>
      <text:p text:style-name="Standard"/>
      <text:p text:style-name="P3">Parameters to be passed from the front end</text:p>
      <text:list xml:id="list3827403443" text:style-name="L2">
        <text:list-item>
          <text:p text:style-name="P5">nameParam</text:p>
        </text:list-item>
        <text:list-item>
          <text:p text:style-name="P5">parentParam</text:p>
        </text:list-item>
        <text:list-item>
          <text:p text:style-name="P5">lowerAge</text:p>
        </text:list-item>
        <text:list-item>
          <text:p text:style-name="P5">upperAge</text:p>
        </text:list-item>
        <text:list-item>
          <text:p text:style-name="P5">pageNo</text:p>
        </text:list-item>
        <text:list-item>
          <text:p text:style-name="P5">noOfRecordsPerPage</text:p>
        </text:list-item>
      </text:list>
      <text:p text:style-name="Standard"/>
      <text:p text:style-name="P4">Changes in the front end</text:p>
      <text:list xml:id="list1154299757" text:style-name="L3">
        <text:list-item>
          <text:p text:style-name="P6"><text:span text:style-name="T3">Two more numeric text boxes needs to be added in the front page for</text:span></text:p>
        </text:list-item>
      </text:list>
      <text:list xml:id="list1865489147" text:style-name="L4">
        <text:list-item>
          <text:p text:style-name="P7"><text:span text:style-name="T3">lower age limit</text:span></text:p>
        </text:list-item>
        <text:list-item>
          <text:p text:style-name="P7"><text:span text:style-name="T3">upper age limit</text:span></text:p>
        </text:list-item>
      </text:list>
      <text:list xml:id="list155550296838677" text:continue-list="list1154299757" text:style-name="L3">
        <text:list-item>
          <text:p text:style-name="P2"><text:span text:style-name="T2">If the value of the parameter </text:span><text:span text:style-name="T4">noOfRecordsPerPage is static Kindly make it to 30.</text:span></text:p>
        </text:list-item>
      </text:list>
      <text:p text:style-name="Standard"/>
      <text:p text:style-name="Standard">API - <text:a xlink:type="simple" xlink:href="http://localhost:8081/apis/criminal-search?nameParam=baskar&amp;parentParam=kumar&amp;lowerAge=0&amp;upperAge=100&amp;pageNo=1&amp;noOfRecordsPerPage=200" text:style-name="Internet_20_link" text:visited-style-name="Visited_20_Internet_20_Link">http://localhost:8081/apis/criminal-search?nameParam=baskar&amp;parentParam=kumar&amp;lowerAge=0&amp;upperAge=100&amp;pageNo=1&amp;noOfRecordsPerPage=2</text:a><text:a xlink:type="simple" xlink:href="http://localhost:8081/apis/criminal-search?nameParam=baskar&amp;parentParam=kumar&amp;lowerAge=0&amp;upperAge=100&amp;pageNo=1&amp;noOfRecordsPerPage=200" text:style-name="Internet_20_link" text:visited-style-name="Visited_20_Internet_20_Link"><text:span text:style-name="T5">5</text:span></text:a></text:p>
      <text:p text:style-name="Standard"/>
      <text:p text:style-name="P4">Changes in the JSON format</text:p>
      <text:p text:style-name="Standard">ageGroup <text:span text:style-name="T1">attribute is newly added in the JSON format</text:span></text:p>
      <text:p text:style-name="Standard"/>
      <text:p text:style-name="Standard">Accused need to be grouped based on address, age and casesubtype</text:p>
      <text:p text:style-name="Standard"/>
      <text:p text:style-name="Standard">Grouping should be done based on the mentioned attributes in the JSON file <text:s text:c="2"/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rouping based on</text:p>
          </table:table-cell>
          <table:table-cell table:style-name="Table1.B1" office:value-type="string">
            <text:p text:style-name="P1">Attribute in JSON</text:p>
          </table:table-cell>
        </table:table-row>
        <table:table-row>
          <table:table-cell table:style-name="Table1.A2" office:value-type="string">
            <text:p text:style-name="P1"><text:span text:style-name="T1">A</text:span>ddress</text:p>
          </table:table-cell>
          <table:table-cell table:style-name="Table1.B2" office:value-type="string">
            <text:p text:style-name="P1"><text:span text:style-name="T1">g</text:span>roupId <text:span text:style-name="T1">(</text:span>Accused with the same <text:span text:style-name="T1">g</text:span>roupId should be grouped together <text:span text:style-name="T1">means accused with the same groupId has same address)</text:span></text:p>
          </table:table-cell>
        </table:table-row>
        <table:table-row>
          <table:table-cell table:style-name="Table1.A2" office:value-type="string">
            <text:p text:style-name="P1"><text:span text:style-name="T1">C</text:span>aseSubtype</text:p>
          </table:table-cell>
          <table:table-cell table:style-name="Table1.B2" office:value-type="string">
            <text:p text:style-name="P1">CaseSubtype <text:span text:style-name="T1">(</text:span>Accused with the same caseSubtype should be grouped together<text:span text:style-name="T1">)</text:span></text:p>
          </table:table-cell>
        </table:table-row>
        <table:table-row>
          <table:table-cell table:style-name="Table1.A2" office:value-type="string">
            <text:p text:style-name="P1"><text:span text:style-name="T1">A</text:span>ge</text:p>
          </table:table-cell>
          <table:table-cell table:style-name="Table1.B2" office:value-type="string">
            <text:p text:style-name="P1">AgeGroup <text:span text:style-name="T1">(</text:span>Accused with same ageGroup should be grouped together<text:span text:style-name="T1">)</text:span></text:p>
          </table:table-cell>
        </table:table-row>
      </table:table>
      <text:p text:style-name="Standard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28:24.868142592</meta:creation-date>
    <dc:date>2020-04-23T15:55:48.583666172</dc:date>
    <meta:editing-duration>PT4M33S</meta:editing-duration>
    <meta:editing-cycles>1</meta:editing-cycles>
    <meta:document-statistic meta:table-count="1" meta:image-count="0" meta:object-count="0" meta:page-count="1" meta:paragraph-count="26" meta:word-count="163" meta:character-count="1052" meta:non-whitespace-character-count="922"/>
    <meta:generator>LibreOffice/6.1.5.2$Linux_X86_64 LibreOffice_project/10$Build-2</meta:generator>
  </office:meta>
</office:document-meta>
</file>